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Google Sans" svg:font-family="'Google Sans'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Heading_20_2">
      <style:paragraph-properties fo:text-align="center" style:justify-single-word="false"/>
      <style:text-properties style:font-name="Times New Roman" style:font-name-complex="Times New Roman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style:font-name-complex="Times New Roman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size-asian="10pt" style:font-name-complex="Times New Roman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size-asian="10pt" style:font-name-complex="Times New Roman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size-asian="8pt" style:font-name-complex="Times New Roman" style:font-size-complex="8pt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use-window-font-color="true" style:font-name="Times New Roman" fo:font-size="12pt" fo:language="pl" fo:country="PL" officeooo:rsid="00198c02" officeooo:paragraph-rsid="00198c02" style:font-name-asian="Times New Roman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1c9929" officeooo:paragraph-rsid="001c9929"/>
    </style:style>
    <style:style style:name="P12" style:family="paragraph" style:parent-style-name="Standard">
      <style:paragraph-properties fo:margin-top="0.212cm" fo:margin-bottom="0cm" loext:contextual-spacing="false" fo:line-height="100%"/>
      <style:text-properties officeooo:paragraph-rsid="001c9929"/>
    </style:style>
    <style:style style:name="P13" style:family="paragraph" style:parent-style-name="Standard">
      <style:paragraph-properties fo:margin-top="0.212cm" fo:margin-bottom="0cm" loext:contextual-spacing="false" fo:line-height="100%"/>
      <style:text-properties style:use-window-font-color="true" style:font-name="Times New Roman" fo:font-size="12pt" fo:language="pl" fo:country="PL" officeooo:rsid="00198c02" officeooo:paragraph-rsid="00198c02" style:font-name-asian="Times New Roman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top="0.212cm" fo:margin-bottom="0cm" loext:contextual-spacing="false" fo:line-height="100%"/>
      <style:text-properties style:use-window-font-color="true" style:font-name="Times New Roman" fo:font-size="12pt" fo:language="pl" fo:country="PL" officeooo:rsid="001c9929" officeooo:paragraph-rsid="001c9929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margin-left="4.995cm" fo:margin-right="0cm" fo:margin-top="0cm" fo:margin-bottom="0cm" loext:contextual-spacing="false" fo:line-height="100%" fo:text-indent="1.249cm" style:auto-text-indent="false"/>
    </style:style>
    <style:style style:name="P16" style:family="paragraph" style:parent-style-name="Standard">
      <style:paragraph-properties fo:margin-left="4.995cm" fo:margin-right="0cm" fo:margin-top="0cm" fo:margin-bottom="0cm" loext:contextual-spacing="false" fo:line-height="100%" fo:text-indent="1.249cm" style:auto-text-indent="false"/>
      <style:text-properties style:font-name="Times New Roman" fo:font-size="10pt" style:font-size-asian="10pt" style:font-name-complex="Times New Roman"/>
    </style:style>
    <style:style style:name="P17" style:family="paragraph" style:parent-style-name="Text_20_body">
      <style:paragraph-properties fo:margin-top="0cm" fo:margin-bottom="0cm" loext:contextual-spacing="false"/>
    </style:style>
    <style:style style:name="P18" style:family="paragraph" style:parent-style-name="Text_20_body">
      <style:paragraph-properties fo:margin-top="0cm" fo:margin-bottom="0cm" loext:contextual-spacing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Times New Roman" fo:font-size="8pt" style:font-size-asian="8pt" style:font-name-complex="Times New Roman" style:font-size-complex="8pt"/>
    </style:style>
    <style:style style:name="P20" style:family="paragraph" style:parent-style-name="Text_20_body">
      <style:paragraph-properties fo:margin-left="2.498cm" fo:margin-right="0cm" fo:margin-top="0cm" fo:margin-bottom="0cm" loext:contextual-spacing="false" fo:text-indent="1.249cm" style:auto-text-indent="false"/>
      <style:text-properties style:font-name="Times New Roman" style:font-name-complex="Times New Roman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0pt" style:font-size-asian="10pt" style:font-name-complex="Times New Roman"/>
    </style:style>
    <style:style style:name="T4" style:family="text">
      <style:text-properties style:font-name="Times New Roman" fo:font-size="10pt" style:font-size-asian="10pt" style:font-name-complex="Times New Roman" style:font-size-complex="10pt"/>
    </style:style>
    <style:style style:name="T5" style:family="text">
      <style:text-properties fo:font-size="12pt" style:font-size-asian="12pt"/>
    </style:style>
    <style:style style:name="T6" style:family="text">
      <style:text-properties style:font-size-complex="12pt"/>
    </style:style>
    <style:style style:name="T7" style:family="text">
      <style:text-properties style:font-name="Symbol" fo:font-size="12pt" style:font-name-asian="Symbol" style:font-size-asian="12pt" style:font-name-complex="Symbol" style:font-size-complex="12pt"/>
    </style:style>
    <style:style style:name="T8" style:family="text">
      <style:text-properties style:text-line-through-style="solid" style:text-line-through-type="single" style:font-name="Times New Roman" fo:font-size="12pt" style:font-size-asian="12pt" style:font-name-complex="Times New Roman" style:font-size-complex="12pt"/>
    </style:style>
    <style:style style:name="T9" style:family="text">
      <style:text-properties style:text-line-through-style="solid" style:text-line-through-type="single" style:font-name="Symbol" fo:font-size="12pt" style:font-name-asian="Symbol" style:font-size-asian="12pt" style:font-name-complex="Symbol" style:font-size-complex="12pt"/>
    </style:style>
    <style:style style:name="T10" style:family="text">
      <style:text-properties style:use-window-font-color="true" style:font-name="Times New Roman" fo:font-size="12pt" fo:language="pl" fo:country="PL" officeooo:rsid="00198c02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style:font-name="Times New Roman" fo:font-size="12pt" fo:language="pl" fo:country="PL" officeooo:rsid="001c9929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officeooo:rsid="001b12e9"/>
    </style:style>
    <style:style style:name="T13" style:family="text">
      <style:text-properties officeooo:rsid="001c99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NIWERSYTET WARMIŃSKO-MAZURSKI W OLSZTYNIE</text:h>
      <text:h text:style-name="P2" text:outline-level="2">WYDZIAŁ MATEMATYKI I INFORMATYKI</text:h>
      <text:p text:style-name="P3"/>
      <text:p text:style-name="P8"><text:span text:style-name="T2">OPIEKUN PRACY DYPLOMOWEJ:</text:span></text:p>
      <text:p text:style-name="P13">Doktor Paweł <text:span text:style-name="T12">Dr</text:span>ozda</text:p>
      <text:p text:style-name="P13"/>
      <text:p text:style-name="P8"><text:span text:style-name="T3">Tytuł /stopień zawodowy/ imię i nazwisko</text:span></text:p>
      <text:p text:style-name="P4"/>
      <text:p text:style-name="P8"><text:span text:style-name="T2">DANE STUDENTA:</text:span></text:p>
      <text:p text:style-name="P10">Krystian Kozłowski informatyka PSIiSK</text:p>
      <text:p text:style-name="P10"/>
      <text:p text:style-name="P4">Imię i nazwisko, kierunek studiów, specjalność</text:p>
      <text:p text:style-name="P4"/>
      <text:p text:style-name="P8"><text:span text:style-name="T2">FORMA I RODZAJ STUDIÓW:</text:span></text:p>
      <text:p text:style-name="P17"><text:span text:style-name="T2">Stacjonarne/</text:span><text:span text:style-name="T8">niestacjonarne</text:span><text:span text:style-name="T2">; <text:s text:c="2"/></text:span><text:span text:style-name="T8"><text:s/>S-I</text:span><text:span text:style-name="T9"></text:span><text:span text:style-name="T2"> / <text:s/>S-II</text:span><text:span text:style-name="T7"></text:span><text:span text:style-name="T2"> (niepotrzebne skreślić)</text:span></text:p>
      <text:p text:style-name="P18"/>
      <text:p text:style-name="P8"><text:span text:style-name="T2">TEMAT PRACY DYPLOMOWEJ:</text:span></text:p>
      <text:p text:style-name="P14">Implementacja gry w życie Johna Conwaya w React.js</text:p>
      <text:p text:style-name="P14"/>
      <text:p text:style-name="P8"><text:span text:style-name="T3">(w języku polskim)</text:span></text:p>
      <text:p text:style-name="P12"><text:span text:style-name="T11">Implementation of Conway’s Game of Life in React.js</text:span></text:p>
      <text:p text:style-name="P12"><text:span text:style-name="T11"/></text:p>
      <text:p text:style-name="P8"><text:span text:style-name="T3">(w języku angielskim)</text:span></text:p>
      <text:p text:style-name="P4"/>
      <text:p text:style-name="P8"><text:span text:style-name="T2">ZADANIA I PROBLEMY, PROPONOWANE OPROGRAMOWANIE</text:span></text:p>
      <text:p text:style-name="P8"><text:span text:style-name="T2"/></text:p>
      <text:p text:style-name="P11"><text:span text:style-name="T2">Analiza automatu komórkowego autorstwa Johna Conwaya</text:span></text:p>
      <text:p text:style-name="P11"><text:span text:style-name="T2"/></text:p>
      <text:p text:style-name="P11"><text:span text:style-name="T2">Implementacja algorytmu przy wykorzystaniu React.js</text:span></text:p>
      <text:p text:style-name="P11"><text:span text:style-name="T2"/></text:p>
      <text:p text:style-name="P11"><text:span text:style-name="T2">Stworzenie bazy danych użytkowników</text:span></text:p>
      <text:p text:style-name="P11"><text:span text:style-name="T2"/></text:p>
      <text:p text:style-name="P11"><text:span text:style-name="T2">Proponowane oprogramowanie:<text:line-break/>React.js</text:span></text:p>
      <text:p text:style-name="P11"><text:span text:style-name="T2">Node.js</text:span></text:p>
      <text:p text:style-name="P11"><text:span text:style-name="T2">Apollo GraphQL</text:span></text:p>
      <text:p text:style-name="P11"><text:span text:style-name="T2"/></text:p>
      <text:p text:style-name="P11"><text:span text:style-name="T2"/></text:p>
      <text:p text:style-name="P5"/>
      <text:p text:style-name="P8"><text:span text:style-name="T2">REGULAMINOWY TERMIN ZŁOŻENIA PRACY W DZIEKANACIE: <text:s text:c="2"/></text:span></text:p>
      <text:p text:style-name="P8"><text:span text:style-name="T2">Do <text:s text:c="4"/>30 czerwca <text:s/>…….. / </text:span><text:span text:style-name="T8">15 lutego <text:s/>….…. </text:span><text:span text:style-name="T2"><text:s/>(niepotrzebne skreślić)</text:span></text:p>
      <text:p text:style-name="P5"/>
      <text:p text:style-name="P8"><text:span text:style-name="T2">TEMAT OTRZYMAŁEM DNIA <text:s/></text:span><text:span text:style-name="T10">15.10.2020 </text:span></text:p>
      <text:p text:style-name="P15"><text:span text:style-name="T3"><text:s text:c="4"/>(data i podpis studenta)</text:span></text:p>
      <text:p text:style-name="P16"/>
      <text:p text:style-name="P16"/>
      <text:p text:style-name="P16"/>
      <text:p text:style-name="P9"><text:span text:style-name="T2">Podpis opiekuna pracy: <text:s/><text:tab/><text:tab/><text:tab/><text:tab/> <text:s text:c="4"/>Podpis i pieczęć kierownika katedry</text:span></text:p>
      <text:p text:style-name="P7"/>
      <text:p text:style-name="P6">………………………<text:tab/><text:tab/><text:tab/><text:tab/> <text:s text:c="4"/>……………………………………..</text:p>
      <text:p text:style-name="P6"><text:soft-page-break/></text:p>
      <text:p text:style-name="P18">ZATWIERDZAM (Prodziekan ds. Studenckich)</text:p>
      <text:p text:style-name="P19"/>
      <text:p text:style-name="P18">……………………………………………………………………………</text:p>
      <text:p text:style-name="P20">(data, podpis i pieczęć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Google Sans" svg:font-family="'Google Sans'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l" fo:country="PL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l" fo:country="PL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00%"/>
      <style:text-properties fo:font-size="10pt" style:font-size-asian="10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00%"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00%" fo:keep-with-next="always"/>
      <style:text-properties fo:font-size="12pt" fo:font-weight="bold" style:font-size-asian="12pt" style:font-weight-asian="bold" style:font-weight-complex="bold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UNIWERSYTET WARMIŃSKO-MAZURSKI</dc:title>
    <dc:subject/>
    <meta:keyword/>
    <dc:description/>
    <meta:initial-creator>CIS</meta:initial-creator>
    <meta:creation-date>2018-07-31T08:09:00</meta:creation-date>
    <dc:date>2021-02-24T14:39:07.374000000</dc:date>
    <meta:editing-cycles>3</meta:editing-cycles>
    <meta:editing-duration>PT5M17S</meta:editing-duration>
    <meta:document-statistic meta:table-count="0" meta:image-count="0" meta:object-count="0" meta:page-count="2" meta:paragraph-count="31" meta:word-count="138" meta:character-count="1125" meta:non-whitespace-character-count="982"/>
    <meta:generator>LibreOffice/6.4.2.2$Windows_X86_64 LibreOffice_project/4e471d8c02c9c90f512f7f9ead8875b57fcb1ec3</meta:generator>
  </office:meta>
</office:document-meta>
</file>